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PROVERBS 25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THE SOURCE OF PROVERBS (25:1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THE RIGHTS OF RULERS (25:2-7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BE SLOW TO SUE (25:8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RIGHT USE OF WORDS (25:11-15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6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MODERATION IN ALL THINGS (25:16-1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DEALING WITH OTHERS (25:18-20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KILL HIM WITH KINDNESS (25:21-22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BETTER OFF ON A ROOF (25:23-24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<text:s text:c="1"/>GOOD NEWS AND SELF-CONTROL (25:25-28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5</dc:title>
    <meta:initial-creator>David STRICKLAND</meta:initial-creator>
    <dc:creator>David STRICKLAND</dc:creator>
    <meta:creation-date>2020-02-23T23:17:55Z</meta:creation-date>
    <dc:date>2020-02-23T23:17:55Z</dc:date>
    <meta:template xlink:href="BibleStudy" xlink:type="simple"/>
    <meta:editing-cycles>1</meta:editing-cycles>
    <meta:editing-duration>PT0S</meta:editing-duration>
    <meta:document-statistic meta:paragraph-count="10" meta:word-count="75"/>
  </office:meta>
</office:document-meta>
</file>